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00/00/00</text:date>, <text:time style:data-style-name="N2" text:time-value="12:45:17.1890303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30T12:51:49.316432969</dc:date>
    <meta:editing-duration>PT3H42M21S</meta:editing-duration>
    <meta:editing-cycles>17</meta:editing-cycles>
    <meta:generator>LibreOffice/6.4.4.2$Linux_X86_64 LibreOffice_project/3d775be2011f3886db32dfd395a6a6d1ca2630ff</meta:generator>
    <meta:document-statistic meta:table-count="1" meta:cell-count="928" meta:object-count="0"/>
  </office:meta>
</office:document-meta>
</file>